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29.7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29.23mm"/>
    </style:style>
    <style:style style:name="co9" style:family="table-column">
      <style:table-column-properties fo:break-before="auto" style:column-width="21.1mm"/>
    </style:style>
    <style:style style:name="co10" style:family="table-column">
      <style:table-column-properties fo:break-before="auto" style:column-width="22.82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35.49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34.71mm"/>
    </style:style>
    <style:style style:name="co15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Zchng-Nr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5" office:value-type="string" calcext:value-type="string">
            <text:p>Proz_erhalt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4" office:value-type="string" calcext:value-type="string">
            <text:p>Mag_min</text:p>
          </table:table-cell>
          <table:table-cell table:style-name="ce5" office:value-type="string" calcext:value-type="string">
            <text:p>Mag_max</text:p>
          </table:table-cell>
          <table:table-cell table:style-name="ce5" office:value-type="string" calcext:value-type="string">
            <text:p>Gefäßtyp</text:p>
          </table:table-cell>
          <table:table-cell table:style-name="ce5" office:value-type="string" calcext:value-type="string">
            <text:p>Fragmenttyp</text:p>
          </table:table-cell>
          <table:table-cell table:style-name="ce5" office:value-type="string" calcext:value-type="string">
            <text:p>Standflaeche</text:p>
          </table:table-cell>
          <table:table-cell table:style-name="ce5" office:value-type="string" calcext:value-type="string">
            <text:p>Produktionsspuren</text:p>
          </table:table-cell>
          <table:table-cell table:style-name="ce5" office:value-type="string" calcext:value-type="string">
            <text:p>joint</text:p>
          </table:table-cell>
          <table:table-cell table:style-name="ce6" office:value-type="string" calcext:value-type="string">
            <text:p>Bodenform</text:p>
          </table:table-cell>
          <table:table-cell table:style-name="ce1" office:value-type="string" calcext:value-type="string">
            <text:p>Zenodo</text:p>
          </table:table-cell>
          <table:table-cell table:style-name="ce1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IX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2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blasiger Bo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3X</text:p>
          </table:table-cell>
          <table:table-cell office:value-type="float" office:value="1230434" calcext:value-type="float">
            <text:p>1230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1" calcext:value-type="float">
            <text:p>8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0VI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0V</text:p>
          </table:table-cell>
          <table:table-cell office:value-type="float" office:value="123041" calcext:value-type="float">
            <text:p>123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2I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Sch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ehriefe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9VII</text:p>
          </table:table-cell>
          <table:table-cell office:value-type="float" office:value="1230461" calcext:value-type="float">
            <text:p>12304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Holzabdru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6IV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<text:a xlink:href="https://zenodo.org/record/2529457" xlink:type="simple">https://zenodo.org/record/2529457</text:a>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Holzabruck</text:p>
          </table:table-cell>
          <table:table-cell table:number-columns-repeated="100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3VII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Holzabdruck?</text:p>
          </table:table-cell>
          <table:table-cell table:number-columns-repeated="100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8IX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Holzabdruck?</text:p>
          </table:table-cell>
          <table:table-cell table:number-columns-repeated="2"/>
          <table:table-cell office:value-type="string" calcext:value-type="string">
            <text:p><text:a xlink:href="https://zenodo.org/record/2529430" xlink:type="simple">https://zenodo.org/record/2529430</text:a>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überbrannt</text:p>
          </table:table-cell>
          <table:table-cell office:value-type="string" calcext:value-type="string">
            <text:p>zu 11 WS und RS Zchng. 33II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&lt;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2XIV</text:p>
          </table:table-cell>
          <table:table-cell office:value-type="float" office:value="123050" calcext:value-type="float">
            <text:p>123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unebene Bodenfläch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<text:a xlink:href="https://zenodo.org/record/2529455" xlink:type="simple">https://zenodo.org/record/2529455</text:a>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<text:a xlink:href="https://zenodo.org/record/2529463" xlink:type="simple">https://zenodo.org/record/2529463</text:a>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https://zenodo.org/record/2529465" xlink:type="simple">https://zenodo.org/record/2529465</text:a>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2V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2VI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XV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70XV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0XVI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0XIX</text:p>
          </table:table-cell>
          <table:table-cell office:value-type="float" office:value="1230481" calcext:value-type="float">
            <text:p>1230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1XI</text:p>
          </table:table-cell>
          <table:table-cell office:value-type="float" office:value="1230477" calcext:value-type="float">
            <text:p>12304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extilabdruck?</text:p>
          </table:table-cell>
          <table:table-cell table:number-columns-repeated="1001"/>
        </table:table-row>
      </table:table>
      <table:table table:name="Brandfarbe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erbung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hell)be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u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l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ange-gelb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llgrau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nkelgra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warz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ötlich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ige-grau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llbeige-hellgrau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ubraun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u-orang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uro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ungrau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unro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ange-schwarz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llgrau-beig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warzgrau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warz-orange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warzrot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ugelbschwarz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11" table:data-type="automatic"/>
          </table:sort>
        </table:database-range>
        <table:database-range table:name="__Anonymous_Sheet_DB__1" table:target-range-address="Brandfarbe.A1:Brandfarbe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.00.0000</text:date>, <text:time style:data-style-name="N2" text:time-value="15:27:14.4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9-02-02T19:09:26.333000000</dc:date>
    <meta:editing-duration>P1DT3H38S</meta:editing-duration>
    <meta:editing-cycles>60</meta:editing-cycles>
    <meta:generator>LibreOffice/5.1.6.2$Windows_x86 LibreOffice_project/07ac168c60a517dba0f0d7bc7540f5afa45f0909</meta:generator>
    <meta:document-statistic meta:table-count="2" meta:cell-count="899" meta:object-count="0"/>
  </office:meta>
</office:document-meta>
</file>